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Rounded MT Bold" svg:font-family="Arial Rounded MT Bold" style:font-family-generic="swiss" style:font-pitch="variable" svg:panose-1="2 15 7 4 3 5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Arial Rounded MT Bold"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font-name="Calibri" style:font-name-complex="Calibri"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size="14pt" style:font-size-asian="14pt"/>
    </style:style>
    <style:style style:name="P5" style:parent-style-name="Normal" style:family="paragraph">
      <style:text-properties fo:font-size="14pt" style:font-size-asian="14pt"/>
    </style:style>
    <style:style style:name="P6" style:parent-style-name="ListParagraph" style:list-style-name="LFO1" style:family="paragraph">
      <style:text-properties fo:font-size="12pt" style:font-size-asian="12pt"/>
    </style:style>
    <style:style style:name="P7" style:parent-style-name="ListParagraph" style:list-style-name="LFO1" style:family="paragraph">
      <style:text-properties fo:font-size="12pt" style:font-size-asian="12pt"/>
    </style:style>
    <style:style style:name="P8" style:parent-style-name="ListParagraph" style:list-style-name="LFO1" style:family="paragraph">
      <style:text-properties fo:font-size="12pt" style:font-size-asian="12pt"/>
    </style:style>
    <style:style style:name="P9" style:parent-style-name="Normal" style:family="paragraph">
      <style:text-properties fo:font-size="14pt" style:font-size-asian="14pt"/>
    </style:style>
    <style:style style:name="P10" style:parent-style-name="ListParagraph" style:list-style-name="LFO2" style:family="paragraph">
      <style:text-properties fo:font-size="12pt" style:font-size-asian="12pt"/>
    </style:style>
    <style:style style:name="P11" style:parent-style-name="ListParagraph" style:list-style-name="LFO2" style:family="paragraph">
      <style:text-properties fo:font-size="12pt" style:font-size-asian="12pt"/>
    </style:style>
    <style:style style:name="P12" style:parent-style-name="ListParagraph" style:list-style-name="LFO2" style:family="paragraph">
      <style:text-properties fo:font-size="12pt" style:font-size-asian="12pt"/>
    </style:style>
    <style:style style:name="P13" style:parent-style-name="ListParagraph" style:list-style-name="LFO2" style:family="paragraph">
      <style:text-properties fo:font-size="12pt" style:font-size-asian="12pt"/>
    </style:style>
    <style:style style:name="P14" style:parent-style-name="Normal" style:family="paragraph">
      <style:text-properties fo:font-size="13.5pt" style:font-size-asian="13.5pt" style:font-size-complex="13.5pt"/>
    </style:style>
    <style:style style:name="P15" style:parent-style-name="Normal" style:family="paragraph">
      <style:text-properties fo:font-size="13.5pt" style:font-size-asian="13.5pt" style:font-size-complex="13.5pt"/>
    </style:style>
    <style:style style:name="T16" style:parent-style-name="DefaultParagraphFont" style:family="text">
      <style:text-properties fo:font-size="13.5pt" style:font-size-asian="13.5pt" style:font-size-complex="13.5pt"/>
    </style:style>
    <style:style style:name="T17" style:parent-style-name="DefaultParagraphFont" style:family="text">
      <style:text-properties fo:font-size="13.5pt" style:font-size-asian="13.5pt" style:font-size-complex="13.5pt"/>
    </style:style>
    <style:style style:name="T18" style:parent-style-name="DefaultParagraphFont" style:family="text">
      <style:text-properties fo:font-size="13.5pt" style:font-size-asian="13.5pt" style:font-size-complex="13.5pt"/>
    </style:style>
    <style:style style:name="T19" style:parent-style-name="DefaultParagraphFont" style:family="text">
      <style:text-properties fo:font-size="13.5pt" style:font-size-asian="13.5pt" style:font-size-complex="13.5pt"/>
    </style:style>
    <style:style style:name="T20" style:parent-style-name="DefaultParagraphFont" style:family="text">
      <style:text-properties fo:font-size="13.5pt" style:font-size-asian="13.5pt" style:font-size-complex="13.5pt"/>
    </style:style>
  </office:automatic-styles>
  <office:body>
    <office:text text:use-soft-page-breaks="true">
      <text:p text:style-name="P1">UNIT 2</text:p>
      <text:p text:style-name="P2">PART A&amp;B</text:p>
      <text:p text:style-name="P3">HOW I CAN SHOW LEADERSHIP</text:p>
      <text:p text:style-name="P4">Leadership is a skill required in almost every field of work, and so remains to be a vital life skill to learn. Leadership can not only be demonstrated by a<text:s/>group leader of a team, but in such situations like public speaking. When speaking to a crowd of whatever size, confidence and authority must be demonstrated, so that is what I must gain.</text:p>
      <text:p text:style-name="P5">Leadership can be learnt and developed by:</text:p>
      <text:list text:style-name="LFO1" text:continue-numbering="true">
        <text:list-item>
          <text:p text:style-name="P6">Speaking to many people</text:p>
        </text:list-item>
        <text:list-item>
          <text:p text:style-name="P7">Leading people to do something</text:p>
        </text:list-item>
        <text:list-item>
          <text:p text:style-name="P8">Taking on a team to accomplish a goal</text:p>
        </text:list-item>
      </text:list>
      <text:p text:style-name="P9">In these examples, skills can be learnt by:</text:p>
      <text:list text:style-name="LFO2" text:continue-numbering="true">
        <text:list-item>
          <text:p text:style-name="P10">Making the crowd full of unknown people</text:p>
        </text:list-item>
        <text:list-item>
          <text:p text:style-name="P11">Personal interaction</text:p>
        </text:list-item>
        <text:list-item>
          <text:p text:style-name="P12">Referring to many people at once by finding similarities</text:p>
        </text:list-item>
        <text:list-item>
          <text:p text:style-name="P13">Exploring the talents and<text:s/>skills needed to reach an accomplishment, and the skills of your team</text:p>
        </text:list-item>
      </text:list>
      <text:p text:style-name="P14">In the field of work that this Arts Award points toward, little work in a team of known people is required when outside an office. This means I hope to develop skills of public speaking and advertising an idea, because wherever I could be in the field of study I would have to address a crowd and convince them to endorse my company’s product/project.</text:p>
      <text:p text:style-name="P15">For my project, I found that speaking to a younger audience would give me the results I wanted to know (as mentioned in Unit 1 Part C) rather than what I managed to achieve in that Part.</text:p>
      <text:p text:style-name="Normal"><text:span text:style-name="T16">From this I will make a workshop at my primary school Denmead (now Hampton Prep) p</text:span><text:span text:style-name="T17">roposed to boys in year 5, age 10. The workshop would be to consist of a presentation, giving my audience a range of activities to do and all while asking the boys whom are from Denmead multiple questions similar to that of seen in</text:span><text:span text:style-name="T18"><text:s/></text:span><text:span text:style-name="T19">Unit 1 Part C. I intend<text:s/></text:span><text:span text:style-name="T20">to stage the workshop while the boys are at school on a Lunchtime I have fre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Rounded MT Bold" svg:font-family="Arial Rounded MT Bold" style:font-family-generic="swiss" style:font-pitch="variable" svg:panose-1="2 15 7 4 3 5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om Tomlin</meta:initial-creator>
    <dc:creator>Tom Tomlin</dc:creator>
    <meta:creation-date>2017-06-14T20:12:00Z</meta:creation-date>
    <dc:date>2017-06-24T16:29:00Z</dc:date>
    <meta:template xlink:href="Normal" xlink:type="simple"/>
    <meta:editing-cycles>4</meta:editing-cycles>
    <meta:editing-duration>PT89460S</meta:editing-duration>
    <meta:document-statistic meta:page-count="1" meta:paragraph-count="3" meta:word-count="259" meta:character-count="1734" meta:row-count="12" meta:non-whitespace-character-count="1478"/>
  </office:meta>
</office:document-meta>
</file>